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Normale" style:family="paragraph">
      <style:text-properties style:font-name="Arial" style:font-name-complex="Arial"/>
    </style:style>
    <style:style style:name="P3" style:parent-style-name="Normale" style:family="paragraph">
      <style:text-properties style:font-name="Arial" style:font-name-complex="Arial"/>
    </style:style>
    <style:style style:name="P4" style:parent-style-name="Normale" style:family="paragraph">
      <style:text-properties style:font-name="Arial" style:font-name-complex="Arial"/>
    </style:style>
    <style:style style:name="P5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6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7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8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9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0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1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2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3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4" style:parent-style-name="Normale" style:family="paragraph">
      <style:text-properties style:font-name="Arial" style:font-name-complex="Arial" fo:font-size="12pt" style:font-size-asian="12pt" style:font-size-complex="12pt"/>
    </style:style>
    <style:style style:name="P15" style:parent-style-name="Normale" style:family="paragraph">
      <style:text-properties style:font-name="Arial" style:font-name-complex="Arial" fo:font-size="12pt" style:font-size-asian="12pt" style:font-size-complex="12pt"/>
    </style:style>
    <style:style style:name="P16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7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8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9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0" style:parent-style-name="Normale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Arial" style:font-name-complex="Arial" fo:font-size="12pt" style:font-size-asian="12pt" style:font-size-complex="12pt" fo:hyphenate="true"/>
    </style:style>
    <style:style style:name="P21" style:parent-style-name="Normale" style:family="paragraph">
      <style:text-properties style:font-name="Arial" style:font-name-complex="Arial" fo:font-size="12pt" style:font-size-asian="12pt" style:font-size-complex="12pt"/>
    </style:style>
    <style:style style:name="P22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3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4" style:parent-style-name="Normale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Arial" style:font-name-complex="Arial" fo:font-size="12pt" style:font-size-asian="12pt" style:font-size-complex="12pt" fo:hyphenate="true"/>
    </style:style>
    <style:style style:name="P25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6" style:parent-style-name="Normale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Arial" style:font-name-complex="Arial" fo:font-size="12pt" style:font-size-asian="12pt" style:font-size-complex="12pt" fo:hyphenate="true"/>
    </style:style>
  </office:automatic-styles>
  <office:body>
    <office:text text:use-soft-page-breaks="true">
      <text:p text:style-name="P1">1817769 Alice Schirinà</text:p>
      <text:p text:style-name="P2">1595834 Andrea Rosati</text:p>
      <text:p text:style-name="P3"><text:s text:c="17"/>Giorgio Zannini Quirini</text:p>
      <text:p text:style-name="P4"/>
      <text:p text:style-name="P5">team name: blabla</text:p>
      <text:p text:style-name="P6">score: 0.11193</text:p>
      <text:p text:style-name="P7"/>
      <text:p text:style-name="P8">Language: Python</text:p>
      <text:p text:style-name="P9"/>
      <text:p text:style-name="P10">Data tidying</text:p>
      <text:list text:style-name="LFO1" text:continue-numbering="true">
        <text:list-item>
          <text:p text:style-name="P11">dealing with the bias<text:s/>by<text:s/>shrinking the range of SalePrice in order to reduce the bias of the fit function<text:s/>by summing 8000 to the cheapest houses prices and subtracting 27000 to the most expensive ones;</text:p>
        </text:list-item>
        <text:list-item>
          <text:p text:style-name="P12">removed outliers<text:s/><text:s/>by looking at the correlation graphs of each numerical feature<text:s/>with<text:s/>SalePrice;</text:p>
        </text:list-item>
        <text:list-item>
          <text:p text:style-name="P13">normalization<text:s/>of the target feature<text:s/>by converting the SalePrice values into logarithms.</text:p>
        </text:list-item>
      </text:list>
      <text:p text:style-name="P14"/>
      <text:p text:style-name="P15">Feature engineering</text:p>
      <text:list text:style-name="LFO2" text:continue-numbering="true">
        <text:list-item>
          <text:p text:style-name="P16">removed<text:s/>features<text:s/>with a number of NA greater than<text:s/>200;</text:p>
        </text:list-item>
        <text:list-item>
          <text:p text:style-name="P17">removed features that are<text:s/>not significant, strongly correlated with<text:s/>some others and<text:s/>not correlated with SalePrice;</text:p>
        </text:list-item>
        <text:list-item>
          <text:p text:style-name="P18">used<text:s/>a scaler<text:s/>to normalize the features before applying machine learning techniques;</text:p>
        </text:list-item>
        <text:list-item>
          <text:p text:style-name="P19">applied “OneHotEncoder” to the categorical features.</text:p>
        </text:list-item>
      </text:list>
      <text:p text:style-name="P20"/>
      <text:p text:style-name="P21">Modelling</text:p>
      <text:list text:style-name="LFO3" text:continue-numbering="true">
        <text:list-item>
          <text:p text:style-name="P22">linear regression;</text:p>
        </text:list-item>
        <text:list-item>
          <text:p text:style-name="P23"/>
        </text:list-item>
      </text:list>
      <text:p text:style-name="P24"/>
      <text:p text:style-name="P25"/>
      <text:p text:style-name="P26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it" style:country-asian="IT" fo:hyphenate="tru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1Carattere" style:display-name="Titolo 1 Carattere" style:family="text" style:parent-style-name="Car.predefinitoparagrafo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ice Schirinà</meta:initial-creator>
    <dc:creator>Alice Schirinà</dc:creator>
    <meta:creation-date>2019-01-01T15:25:00Z</meta:creation-date>
    <dc:date>2019-01-01T18:04:00Z</dc:date>
    <meta:template xlink:href="Normal.dotm" xlink:type="simple"/>
    <meta:editing-cycles>5</meta:editing-cycles>
    <meta:editing-duration>PT1800S</meta:editing-duration>
    <meta:document-statistic meta:page-count="1" meta:paragraph-count="1" meta:word-count="134" meta:character-count="902" meta:row-count="6" meta:non-whitespace-character-count="769"/>
  </office:meta>
</office:document-meta>
</file>